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4" style:parent-style-name="Обычный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" style:parent-style-name="Обычный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" style:parent-style-name="Обычный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3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4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5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6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7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8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9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0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1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2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3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4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5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6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7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8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19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0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1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2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3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4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5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8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69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0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1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2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3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4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5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6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P277" style:parent-style-name="Обычный" style:family="paragraph">
      <style:text-properties style:font-name="Arial" style:font-name-complex="Arial" fo:font-size="16pt" style:font-size-asian="16pt" style:font-size-complex="16pt"/>
    </style:style>
    <style:style style:name="T278" style:parent-style-name="Основнойшрифтабзаца" style:family="text">
      <style:text-properties style:font-name="Arial" style:font-name-complex="Arial" fo:font-size="16pt" style:font-size-asian="16pt" style:font-size-complex="16pt"/>
    </style:style>
  </office:automatic-styles>
  <office:body>
    <office:text text:use-soft-page-breaks="true">
      <text:p text:style-name="P1">Михаил Ломоносов</text:p>
      <text:p text:style-name="P4"/>
      <text:p text:style-name="P5"><text:bookmark-start text:name="_Hlk53097092"/>Ода на день восшествия на Всероссийский престол Ея Величества<text:bookmark-end text:name="_Hlk53097092"/><text:s/>Государыни Императрицы Елисаветы Петровны, самодержицы всероссийския, 1746 года</text:p>
      <text:p text:style-name="P6"/>
      <text:p text:style-name="P7">1</text:p>
      <text:p text:style-name="P8"/>
      <text:p text:style-name="P9">На верьх Парнасских гор прекрасный</text:p>
      <text:p text:style-name="P10">Стремится мысленный мой взор,</text:p>
      <text:p text:style-name="P11">Где воды протекают ясны</text:p>
      <text:p text:style-name="P12">И прохлаждают Муз собор.</text:p>
      <text:p text:style-name="P13">Меня не жажда струй прозрачных,</text:p>
      <text:p text:style-name="P14">Но шум приятный в рощах злачных</text:p>
      <text:p text:style-name="P15">Поспешно радостна влечет.</text:p>
      <text:p text:style-name="P16">Там холмы и древа взывают</text:p>
      <text:p text:style-name="P17">И громким гласом возвышают</text:p>
      <text:p text:style-name="P18">До самых звезд Елисавет.</text:p>
      <text:p text:style-name="P19"/>
      <text:p text:style-name="P20">2</text:p>
      <text:p text:style-name="P21"/>
      <text:p text:style-name="P22">И се уже рукой багряной</text:p>
      <text:p text:style-name="P23">Врата отверзла в мир заря,</text:p>
      <text:p text:style-name="P24">От ризы сыплет свет румяный</text:p>
      <text:p text:style-name="P25">В поля, в леса, во град, в моря,</text:p>
      <text:p text:style-name="P26">Велит ночным лучам склониться</text:p>
      <text:p text:style-name="P27">Пред светлым днем, и в тверди скрыться</text:p>
      <text:p text:style-name="P28">И тем почтить его приход.</text:p>
      <text:p text:style-name="P29">Он блеск и радость изливает</text:p>
      <text:p text:style-name="P30">И в красны лики созывает</text:p>
      <text:p text:style-name="P31">Спасенный днесь российский род.</text:p>
      <text:p text:style-name="P32"/>
      <text:p text:style-name="P33">3</text:p>
      <text:p text:style-name="P34"/>
      <text:p text:style-name="P35">Взирая на дела Петровы,</text:p>
      <text:p text:style-name="P36">На град, на флот и на полки</text:p>
      <text:p text:style-name="P37">И купно на свои оковы,</text:p>
      <text:p text:style-name="P38">На сильну власть чужой руки,</text:p>
      <text:p text:style-name="P39">Россия ревностно вздыхала</text:p>
      <text:soft-page-break/>
      <text:p text:style-name="P40">И сердцем всякий час взывала</text:p>
      <text:p text:style-name="P41">К тебе, защитнице своей:</text:p>
      <text:p text:style-name="P42">«Избавь, низвергни наше бремя,</text:p>
      <text:p text:style-name="P43">Воздвигни нам Петрово племя,</text:p>
      <text:p text:style-name="P44">Утешь, утешь твоих людей,</text:p>
      <text:p text:style-name="P45"/>
      <text:p text:style-name="P46">4</text:p>
      <text:p text:style-name="P47"/>
      <text:p text:style-name="P48">Покрой отечески законы,</text:p>
      <text:p text:style-name="P49">Полки противных отжени</text:p>
      <text:p text:style-name="P50">И святости твоей короны</text:p>
      <text:p text:style-name="P51">Чужим коснуться возбрани;</text:p>
      <text:p text:style-name="P52">От церькви отврати налоги:</text:p>
      <text:p text:style-name="P53">Тебя монарши ждут чертоги,</text:p>
      <text:p text:style-name="P54">Порфира, скипетр и престол;</text:p>
      <text:p text:style-name="P55">Всевышний пойдет пред тобою</text:p>
      <text:p text:style-name="P56">И крепкою тебя рукою</text:p>
      <text:p text:style-name="P57">От страшных всех защитит зол.</text:p>
      <text:p text:style-name="P58"/>
      <text:p text:style-name="P59">5</text:p>
      <text:p text:style-name="P60"/>
      <text:p text:style-name="P61">Какую чувствует премену</text:p>
      <text:p text:style-name="P62">Желанием вперенный дух?</text:p>
      <text:p text:style-name="P63">Се мысль, внезапно восхищенну,</text:p>
      <text:p text:style-name="P64">Веселый ободряет слух!</text:p>
      <text:p text:style-name="P65">Уже со многими народы</text:p>
      <text:p text:style-name="P66">Гласит эфир, земля и воды,</text:p>
      <text:p text:style-name="P67">И камни вопиют теперь:</text:p>
      <text:p text:style-name="P68">«К нам щедро небо преклонилось,</text:p>
      <text:p text:style-name="P69">И счастье наше обновилось:</text:p>
      <text:p text:style-name="P70">На трон взошла Петрова дщерь».</text:p>
      <text:p text:style-name="P71"/>
      <text:p text:style-name="P72">6</text:p>
      <text:p text:style-name="P73"/>
      <text:p text:style-name="P74">О утра час благословенный,</text:p>
      <text:p text:style-name="P75">Дражайший нам златых веков!</text:p>
      <text:p text:style-name="P76">О вестник счастья, вожделенный</text:p>
      <text:p text:style-name="P77">Для нас и будущих родов!</text:p>
      <text:p text:style-name="P78">Ты коль велику дал отраду,</text:p>
      <text:soft-page-break/>
      <text:p text:style-name="P79">Когда открыл Петрову граду</text:p>
      <text:p text:style-name="P80">Избавльшия богини зрак!</text:p>
      <text:p text:style-name="P81">Мы в скорбной темноте заснули,</text:p>
      <text:p text:style-name="P82">Не в радости от сна вспрянули,</text:p>
      <text:p text:style-name="P83">Как ты нощный рассыпал мрак.</text:p>
      <text:p text:style-name="P84"/>
      <text:p text:style-name="P85">7</text:p>
      <text:p text:style-name="P86"/>
      <text:p text:style-name="P87">Уже народ наш оскорбленный</text:p>
      <text:p text:style-name="P88">В печальнейшей нощи сидел.</text:p>
      <text:p text:style-name="P89">Но Бог, смотря в концы вселенны,</text:p>
      <text:p text:style-name="P90">В полночный край свой взор возвел,</text:p>
      <text:p text:style-name="P91">Взглянул в Россию кротким оком</text:p>
      <text:p text:style-name="P92">И, видя в мраке ту глубоком,</text:p>
      <text:p text:style-name="P93">Со властью рек: «Да будет свет».</text:p>
      <text:p text:style-name="P94">И бысть! О твари обладатель!</text:p>
      <text:p text:style-name="P95">Ты паки света нам создатель,</text:p>
      <text:p text:style-name="P96">Что взвел на трон Елисавет.</text:p>
      <text:p text:style-name="P97"/>
      <text:p text:style-name="P98">8</text:p>
      <text:p text:style-name="P99"/>
      <text:p text:style-name="P100">О день блаженный, день, избранный</text:p>
      <text:p text:style-name="P101">Для счастия полночных стран!</text:p>
      <text:p text:style-name="P102">Тобой сугубо осиянный</text:p>
      <text:p text:style-name="P103">Восток и льдистый Океан</text:p>
      <text:p text:style-name="P104">Свои колена преклоняют</text:p>
      <text:p text:style-name="P105">И жертву ныне возжигают</text:p>
      <text:p text:style-name="P106">У сер дну в радостных сердцах</text:p>
      <text:p text:style-name="P107">Пред солнцем, на земли светящим,</text:p>
      <text:p text:style-name="P108">Что нам, в печальной тьме сидящим,</text:p>
      <text:p text:style-name="P109">Проливши свет, отгнало страх.</text:p>
      <text:p text:style-name="P110"/>
      <text:p text:style-name="P111">9</text:p>
      <text:p text:style-name="P112"/>
      <text:p text:style-name="P113">Нам в оном ужасе казалось,</text:p>
      <text:p text:style-name="P114">Что море в ярости своей</text:p>
      <text:p text:style-name="P115">С пределами небес сражалось,</text:p>
      <text:p text:style-name="P116">Земля стенала от зыбей,</text:p>
      <text:p text:style-name="P117">Что вихри в вихри ударялись,</text:p>
      <text:soft-page-break/>
      <text:p text:style-name="P118">И тучи с тучами спирались,</text:p>
      <text:p text:style-name="P119">И устремлялся гром на гром</text:p>
      <text:p text:style-name="P120">И что надуты вод громады</text:p>
      <text:p text:style-name="P121">Текли покрыть пространны грады,</text:p>
      <text:p text:style-name="P122">Сравнять хребты гор с влажным дном.</text:p>
      <text:p text:style-name="P123"/>
      <text:p text:style-name="P124">10</text:p>
      <text:p text:style-name="P125"/>
      <text:p text:style-name="P126">Я духом зрю минувше время:</text:p>
      <text:p text:style-name="P127">Там грозный злится исполин</text:p>
      <text:p text:style-name="P128">Рассыпать земнородных племя</text:p>
      <text:p text:style-name="P129">И разрушить натуры чин!</text:p>
      <text:p text:style-name="P130">Он ревом бездну возмущает,</text:p>
      <text:p text:style-name="P131">Лесисты с мест бугры хватает</text:p>
      <text:p text:style-name="P132">И в твердь сквозь облака разит.</text:p>
      <text:p text:style-name="P133">Как Этна в ярости дымится,</text:p>
      <text:p text:style-name="P134">Так мгла из челюстей курится</text:p>
      <text:p text:style-name="P135">И помрачает солнца вид.</text:p>
      <text:p text:style-name="P136"/>
      <text:p text:style-name="P137">11</text:p>
      <text:p text:style-name="P138"/>
      <text:p text:style-name="P139">Но, о прекрасная планета,</text:p>
      <text:p text:style-name="P140">Любезное светило дней!</text:p>
      <text:p text:style-name="P141">Ты ныне, чрез пределы света</text:p>
      <text:p text:style-name="P142">Простерши блеск твоих лучей,</text:p>
      <text:p text:style-name="P143">Спасенный север освещаешь</text:p>
      <text:p text:style-name="P144">И к нам веселый вид склоняешь,</text:p>
      <text:p text:style-name="P145">Взирая на Елисавет</text:p>
      <text:p text:style-name="P146">И купно на ее доброты:</text:p>
      <text:p text:style-name="P147">От ней текут на всех щедроты,</text:p>
      <text:p text:style-name="P148">Как твой повсюду ясный свет.</text:p>
      <text:p text:style-name="P149"/>
      <text:p text:style-name="P150">12</text:p>
      <text:p text:style-name="P151"/>
      <text:p text:style-name="P152">О вы, недремлющие очи,</text:p>
      <text:p text:style-name="P153">Стрегущие небесный град!</text:p>
      <text:p text:style-name="P154">Вы, бодрствуя во время ночи,</text:p>
      <text:p text:style-name="P155">Когда покоясь смертны спят,</text:p>
      <text:p text:style-name="P156">Взираете сквозь тень густую</text:p>
      <text:soft-page-break/>
      <text:p text:style-name="P157">На целу широту земную.</text:p>
      <text:p text:style-name="P158">Но чаю, что вы в оный час,</text:p>
      <text:p text:style-name="P159">Впротив естественному чину,</text:p>
      <text:p text:style-name="P160">Петрову зрели дщерь едину,</text:p>
      <text:p text:style-name="P161">Когда пошла избавить нас.</text:p>
      <text:p text:style-name="P162"/>
      <text:p text:style-name="P163">13</text:p>
      <text:p text:style-name="P164"/>
      <text:p text:style-name="P165">Сладка плодам во время зною</text:p>
      <text:p text:style-name="P166">Прохлада влажный росы,</text:p>
      <text:p text:style-name="P167">И сон под тенью древ густою</text:p>
      <text:p text:style-name="P168">Приятен в жаркие часы;</text:p>
      <text:p text:style-name="P169">Но вящу радость ощущает</text:p>
      <text:p text:style-name="P170">Мой дух, когда воспоминает</text:p>
      <text:p text:style-name="P171">Российския отрады день.</text:p>
      <text:p text:style-name="P172">Еще приходит плеск во уши!</text:p>
      <text:p text:style-name="P173">Пленяюща сердца и души</text:p>
      <text:p text:style-name="P174">Тогдашней нощи зрится тень!</text:p>
      <text:p text:style-name="P175"/>
      <text:p text:style-name="P176">14</text:p>
      <text:p text:style-name="P177"/>
      <text:p text:style-name="P178">По стогнам шумный глас несется</text:p>
      <text:p text:style-name="P179">Елисаветиных похвал,</text:p>
      <text:p text:style-name="P180">В полках стократно раздается:</text:p>
      <text:p text:style-name="P181">«Великий Петр из мертвых встал!</text:p>
      <text:p text:style-name="P182">Мы пройдем с Ним сквозь огнь и воды,</text:p>
      <text:p text:style-name="P183">Предолим бури и погоды,</text:p>
      <text:p text:style-name="P184">Поставим грады на реках,</text:p>
      <text:p text:style-name="P185">Мы дерзкий взор врагов потупим,</text:p>
      <text:p text:style-name="P186">На горды выи их наступим,</text:p>
      <text:p text:style-name="P187">На грозных станем мы валах».</text:p>
      <text:p text:style-name="P188"/>
      <text:p text:style-name="P189">15</text:p>
      <text:p text:style-name="P190"/>
      <text:p text:style-name="P191">Коль наша радость справедлива!</text:p>
      <text:p text:style-name="P192">Нас красит сладостный покой;</text:p>
      <text:p text:style-name="P193">О коль, Россия, ты счастлива</text:p>
      <text:p text:style-name="P194">Елисаветиной рукой!</text:p>
      <text:p text:style-name="P195">Противны сил ея страшатся</text:p>
      <text:soft-page-break/>
      <text:p text:style-name="P196">И купно милости чудятся.</text:p>
      <text:p text:style-name="P197">Таков Екатерины лик</text:p>
      <text:p text:style-name="P198">Был щедр, и кроток, и прекрасен;</text:p>
      <text:p text:style-name="P199">Таков был Петр — врагам ужасен,</text:p>
      <text:p text:style-name="P200">Своим отец, везде велик.</text:p>
      <text:p text:style-name="P201"/>
      <text:p text:style-name="P202">16</text:p>
      <text:p text:style-name="P203"/>
      <text:p text:style-name="P204">Что вы, о поздные потомки,</text:p>
      <text:p text:style-name="P205">Помыслите о наших днях?</text:p>
      <text:p text:style-name="P206">Дела Петровой дщери громки</text:p>
      <text:p text:style-name="P207">Представив в мысленных очах</text:p>
      <text:p text:style-name="P208">И видя зрак изображенный,</text:p>
      <text:p text:style-name="P209">Среди героев вознесенный,</text:p>
      <text:p text:style-name="P210">Что молвите между собой?</text:p>
      <text:p text:style-name="P211">Не всяк ли скажет быть чудесно,</text:p>
      <text:p text:style-name="P212">Увидев мужество совместно</text:p>
      <text:p text:style-name="P213">С толикой купно красотой?</text:p>
      <text:p text:style-name="P214"/>
      <text:p text:style-name="P215">17</text:p>
      <text:p text:style-name="P216"/>
      <text:p text:style-name="P217">Велико дело есть и знатно</text:p>
      <text:p text:style-name="P218">Сердца народов привлещи,</text:p>
      <text:p text:style-name="P219">И странно всем и непонятно</text:p>
      <text:p text:style-name="P220">Полсвета взять в одной нощи!</text:p>
      <text:p text:style-name="P221">Но кое сердце толь жестоко,</text:p>
      <text:p text:style-name="P222">Которо б сей богини око</text:p>
      <text:p text:style-name="P223">Не сильно было умягчить?</text:p>
      <text:p text:style-name="P224">И кая может власть земная,</text:p>
      <text:p text:style-name="P225">На дщерь и дух Петров взирая,</text:p>
      <text:p text:style-name="P226">Себя противу ополчить?</text:p>
      <text:p text:style-name="P227"/>
      <text:p text:style-name="P228">18</text:p>
      <text:p text:style-name="P229"/>
      <text:p text:style-name="P230">Пять крат под счастливой державой</text:p>
      <text:p text:style-name="P231">Цветами красилась земля;</text:p>
      <text:p text:style-name="P232">Стократной облеклися славой</text:p>
      <text:p text:style-name="P233">Российски грады и поля.</text:p>
      <text:p text:style-name="P234">Стоят трофеи вознесенны,</text:p>
      <text:soft-page-break/>
      <text:p text:style-name="P235">Цветут оливы, насаждении</text:p>
      <text:p text:style-name="P236">Елисаветиной рукой,</text:p>
      <text:p text:style-name="P237">Что новых светов досягает,</text:p>
      <text:p text:style-name="P238">От той Европа ожидает,</text:p>
      <text:p text:style-name="P239">Чтоб в ней восставлен был покой.</text:p>
      <text:p text:style-name="P240"/>
      <text:p text:style-name="P241">19</text:p>
      <text:p text:style-name="P242"/>
      <text:p text:style-name="P243">Хотя от смертных сокровенно</text:p>
      <text:p text:style-name="P244">Грядущих бытие вещей,</text:p>
      <text:p text:style-name="P245">Однако сердце, просвещенно</text:p>
      <text:p text:style-name="P246">Величеством богини сей,</text:p>
      <text:p text:style-name="P247">На будущие дни взирает</text:p>
      <text:p text:style-name="P248">И больше счастье предвещает.</text:p>
      <text:p text:style-name="P249">Конец увидим оных дел,</text:p>
      <text:p text:style-name="P250">Что ради нашего блаженства</text:p>
      <text:p text:style-name="P251">На верьх поставить совершенства</text:p>
      <text:p text:style-name="P252">Всходящий в небо Петр велел.</text:p>
      <text:p text:style-name="P253"/>
      <text:p text:style-name="P254">20</text:p>
      <text:p text:style-name="P255"/>
      <text:p text:style-name="P256">Кто может все хвалы достойно</text:p>
      <text:p text:style-name="P257">Сея монархини сказать?</text:p>
      <text:p text:style-name="P258">Чья муза толь красно и стройно</text:p>
      <text:p text:style-name="P259">Пред нею может возыграть?</text:p>
      <text:p text:style-name="P260">Я лиру ныне подверьгаю</text:p>
      <text:p text:style-name="P261">Стопам ея и возглашаю:</text:p>
      <text:p text:style-name="P262">«Подай, о сильно Божество!</text:p>
      <text:p text:style-name="P263">Да узрят многих лет округи</text:p>
      <text:p text:style-name="P264">Ея к отечеству заслуги</text:p>
      <text:p text:style-name="P265">И светло днешне торжество.</text:p>
      <text:p text:style-name="P266"/>
      <text:p text:style-name="P267">21</text:p>
      <text:p text:style-name="P268"/>
      <text:p text:style-name="P269">Да возрастет ея держава,</text:p>
      <text:p text:style-name="P270">Богатство, счастье и полки</text:p>
      <text:p text:style-name="P271">И купно дел геройских слава,</text:p>
      <text:p text:style-name="P272">Как ток великия реки</text:p>
      <text:p text:style-name="P273">Чем дале бег свой простирает,</text:p>
      <text:soft-page-break/>
      <text:p text:style-name="P274">Тем больше вод в себя вмещает</text:p>
      <text:p text:style-name="P275">И множество градов поит;</text:p>
      <text:p text:style-name="P276">Разлившись, на поля восходит,</text:p>
      <text:p text:style-name="P277">Обильный тук на них наводит</text:p>
      <text:p text:style-name="Обычный"><text:span text:style-name="T278">И жатвы щедро богатит»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 fo:text-indent="0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text-align="center" fo:text-indent="0in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text-align="center" fo:text-indent="0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text-align="center" fo:text-indent="0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text-align="center" fo:text-indent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text-align="center" fo:text-indent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 style:text-autospace="none" fo:text-align="justify" fo:text-indent="0.3937in"/>
      <style:text-properties style:font-name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-complex="Times New Roman" fo:font-weight="bold" style:font-weight-asian="bold" style:font-weight-complex="bold"/>
    </style:style>
    <style:style style:name="Epigraph" style:display-name="Epigraph" style:family="paragraph">
      <style:paragraph-properties fo:widows="0" fo:orphans="0" style:text-autospace="none" fo:text-align="justify" fo:margin-left="2.0833in" fo:text-indent="0.2777in">
        <style:tab-stops/>
      </style:paragraph-properties>
      <style:text-properties style:font-name="Times New Roman" fo:font-style="italic" style:font-style-asian="italic" style:font-style-complex="italic" fo:font-size="11pt" style:font-size-asian="11pt" style:font-size-complex="11pt" fo:hyphenate="false"/>
    </style:style>
    <style:style style:name="EpigraphAuthor" style:display-name="Epigraph Author" style:family="paragraph" style:next-style-name="Обычный">
      <style:paragraph-properties fo:widows="0" fo:orphans="0" style:text-autospace="none" fo:text-align="justify" fo:margin-left="2.0833in" fo:text-indent="0.2777in">
        <style:tab-stops/>
      </style:paragraph-properties>
      <style:text-properties style:font-name="Times New Roman" fo:font-weight="bold" style:font-weight-asian="bold" style:font-weight-complex="bold" fo:font-size="11pt" style:font-size-asian="11pt" style:font-size-complex="11pt" fo:hyphenate="false"/>
    </style:style>
    <style:style style:name="Annotation" style:display-name="Annotation" style:family="paragraph" style:next-style-name="Обычный">
      <style:paragraph-properties fo:widows="0" fo:orphans="0" style:text-autospace="none" fo:text-align="justify" fo:text-indent="0.3937in"/>
      <style:text-properties style:font-name="Times New Roman" fo:font-style="italic" style:font-style-asian="italic" style:font-style-complex="italic" fo:font-size="12pt" style:font-size-asian="12pt" style:font-size-complex="12pt" fo:hyphenate="false"/>
    </style:style>
    <style:style style:name="Cite" style:display-name="Cite" style:family="paragraph" style:next-style-name="Обычный">
      <style:paragraph-properties fo:widows="0" fo:orphans="0" style:text-autospace="none" fo:text-align="justify" fo:margin-left="0.7875in" fo:margin-right="0.4166in">
        <style:tab-stops/>
      </style:paragraph-properties>
      <style:text-properties style:font-name="Times New Roman" fo:font-size="11pt" style:font-size-asian="11pt" style:font-size-complex="11pt" fo:hyphenate="false"/>
    </style:style>
    <style:style style:name="CiteAuthor" style:display-name="Cite Author" style:family="paragraph" style:next-style-name="Обычный">
      <style:paragraph-properties fo:widows="0" fo:orphans="0" style:text-autospace="none" fo:text-align="justify" fo:margin-left="1.1812in" fo:margin-right="0.4166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PoemTitle" style:display-name="Poem Title" style:family="paragraph" style:next-style-name="Обычный">
      <style:paragraph-properties fo:widows="0" fo:orphans="0" style:text-autospace="none" fo:margin-top="0.0083in" fo:margin-left="1.3888in" fo:margin-right="0.4166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fo:hyphenate="false"/>
    </style:style>
    <style:style style:name="Stanza" style:display-name="Stanza" style:family="paragraph" style:next-style-name="Обычный">
      <style:paragraph-properties fo:widows="0" fo:orphans="0" style:text-autospace="none" fo:margin-left="1.3888in" fo:margin-right="0.4166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" style:display-name="FootNote" style:family="paragraph" style:next-style-name="Обычный">
      <style:paragraph-properties fo:widows="0" fo:orphans="0" style:text-autospace="none" fo:text-align="justify" fo:text-indent="0.1388in"/>
      <style:text-properties style:font-name="Times New Roman" fo:hyphenate="false"/>
    </style:style>
    <style:style style:name="FootNoteEpigraph" style:display-name="FootNote Epigraph" style:family="paragraph">
      <style:paragraph-properties fo:widows="0" fo:orphans="0" style:text-autospace="none" fo:text-align="justify" fo:margin-left="1.0416in" fo:text-indent="0.2777in">
        <style:tab-stops/>
      </style:paragraph-properties>
      <style:text-properties style:font-name="Times New Roman" fo:font-style="italic" style:font-style-asian="italic" style:font-style-complex="italic" fo:font-size="9pt" style:font-size-asian="9pt" style:font-size-complex="9pt" fo:hyphenate="false"/>
    </style:style>
    <style:style style:name="FootNoteStanza" style:display-name="FootNote Stanza" style:family="paragraph" style:next-style-name="Обычный">
      <style:paragraph-properties fo:widows="0" fo:orphans="0" style:text-autospace="none" fo:margin-left="0.3472in" fo:margin-right="0.4166in">
        <style:tab-stops/>
      </style:paragraph-properties>
      <style:text-properties style:font-name="Times New Roman" fo:font-size="9pt" style:font-size-asian="9pt" style:font-size-complex="9pt" fo:hyphenate="false"/>
    </style:style>
    <style:style style:name="FootNoteCite" style:display-name="FootNote Cite" style:family="paragraph" style:next-style-name="Обычный">
      <style:paragraph-properties fo:widows="0" fo:orphans="0" style:text-autospace="none" fo:text-align="justify" fo:margin-left="0.2083in" fo:margin-right="0.4166in">
        <style:tab-stops/>
      </style:paragraph-properties>
      <style:text-properties style:font-name="Times New Roman" fo:font-size="9pt" style:font-size-asian="9pt" style:font-size-complex="9pt" fo:hyphenate="false"/>
    </style:style>
    <style:style style:name="FootNoteCiteAuthor" style:display-name="FootNote Cite Author" style:family="paragraph" style:next-style-name="Обычный">
      <style:paragraph-properties fo:widows="0" fo:orphans="0" style:text-autospace="none" fo:text-align="justify" fo:margin-left="0.243in" fo:margin-right="0.4166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otNotePoemTitle" style:display-name="FootNote Poem Title" style:family="paragraph" style:next-style-name="Обычный">
      <style:paragraph-properties fo:widows="0" fo:orphans="0" style:text-autospace="none" fo:margin-top="0.0083in" fo:margin-left="1.3888in" fo:margin-right="0.4166in">
        <style:tab-stops/>
      </style:paragraph-properties>
      <style:text-properties style:font-name="Times New Roman"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Обычный" style:family="paragraph">
      <style:paragraph-properties fo:text-align="center" fo:text-indent="0in"/>
    </style:style>
    <style:style style:name="T3" style:parent-style-name="Основнойшрифтабзаца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span text:style-name="T3"><text:page-number style:num-format="1">1</text:page-numbe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Гаргантюа и Пантагрюэль</dc:title>
    <dc:description/>
    <dc:subject/>
    <meta:initial-creator>Франсуа Рабле</meta:initial-creator>
    <dc:creator>Евгений Поздняк</dc:creator>
    <meta:creation-date>2020-10-08T16:52:00Z</meta:creation-date>
    <dc:date>2020-10-08T16:52:00Z</dc:date>
    <meta:print-date>2020-10-08T16:52:00Z</meta:print-date>
    <meta:template xlink:href="Normal.dotm" xlink:type="simple"/>
    <meta:editing-cycles>2</meta:editing-cycles>
    <meta:editing-duration>PT60S</meta:editing-duration>
    <meta:document-statistic meta:page-count="8" meta:paragraph-count="11" meta:word-count="890" meta:character-count="5958" meta:row-count="42" meta:non-whitespace-character-count="5079"/>
  </office:meta>
</office:document-meta>
</file>